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808080" draw:fill="solid" draw:fill-color="#ffffff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dash" draw:stroke-dash="Fine_20_Dashed" svg:stroke-color="#808080" draw:fill="solid" draw:fill-color="#ffffff" draw:textarea-horizontal-align="justify" draw:textarea-vertical-align="top" draw:auto-grow-height="false" draw:shadow="hidden" draw:shadow-offset-x="0.051cm" draw:shadow-offset-y="0.051cm" draw:shadow-color="#666666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draw:shadow="visible" draw:shadow-offset-x="0.051cm" draw:shadow-offset-y="0.051cm" draw:shadow-color="#666666"/>
    </style:style>
    <style:style style:name="gr4" style:family="graphic" style:parent-style-name="standard">
      <style:graphic-properties draw:fill="solid" draw:fill-color="#ffaa20" draw:textarea-horizontal-align="justify" draw:textarea-vertical-align="middle" draw:auto-grow-height="false" draw:shadow="visible" draw:shadow-offset-x="0.051cm" draw:shadow-offset-y="0.051cm" draw:shadow-color="#666666"/>
    </style:style>
    <style:style style:name="gr5" style:family="graphic" style:parent-style-name="standard">
      <style:graphic-properties draw:fill="gradient" draw:fill-color="#ffd840" draw:fill-gradient-name="Gradient_20_13" draw:textarea-horizontal-align="justify" draw:textarea-vertical-align="middle" draw:auto-grow-height="false" fo:min-height="0cm" fo:min-width="0cm" draw:shadow="visible" draw:shadow-offset-x="0.051cm" draw:shadow-offset-y="0.051cm" draw:shadow-color="#666666"/>
    </style:style>
    <style:style style:name="gr6" style:family="graphic" style:parent-style-name="standard">
      <style:graphic-properties draw:fill="gradient" draw:fill-color="#0084d1" draw:fill-gradient-name="Gradient_20_22" draw:textarea-horizontal-align="justify" draw:textarea-vertical-align="middle" draw:auto-grow-height="false" draw:shadow="visible" draw:shadow-offset-x="0.051cm" draw:shadow-offset-y="0.051cm" draw:shadow-color="#666666"/>
    </style:style>
    <style:style style:name="gr7" style:family="graphic" style:parent-style-name="standard">
      <style:graphic-properties draw:fill="gradient" draw:fill-color="#7da647" draw:fill-gradient-name="Gradient_20_23" draw:textarea-horizontal-align="justify" draw:textarea-vertical-align="middle" draw:auto-grow-height="false" draw:shadow="visible" draw:shadow-offset-x="0.051cm" draw:shadow-offset-y="0.051cm" draw:shadow-color="#666666"/>
    </style:style>
    <style:style style:name="gr8" style:family="graphic" style:parent-style-name="standard">
      <style:graphic-properties draw:fill="gradient" draw:fill-color="#e6e6e6" draw:fill-gradient-name="Gradient_20_18" draw:textarea-horizontal-align="justify" draw:textarea-vertical-align="middle" draw:auto-grow-height="false" draw:shadow="visible" draw:shadow-offset-x="0.051cm" draw:shadow-offset-y="0.051cm" draw:shadow-color="#666666"/>
    </style:style>
    <style:style style:name="gr9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Courier 10 Pitch'" style:font-pitch="fixed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5.875cm" svg:height="8.89cm" svg:x="2.47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97cm" svg:height="4.56cm" svg:x="3.54cm" svg:y="5.23cm">
          <text:p text:style-name="P1"><text:span text:style-name="T1">java.util.con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08cm" svg:height="1.905cm" svg:x="8.536cm" svg:y="6.97cm">
          <text:p text:style-name="P1"><text:span text:style-name="T2">Thread 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07cm" svg:height="1.905cm" svg:x="4.14cm" svg:y="6.97cm">
          <text:p text:style-name="P1"><text:span text:style-name="T2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07cm" svg:height="1.905cm" svg:x="12.933cm" svg:y="7.07cm">
          <text:p text:style-name="P1"><text:span text:style-name="T2">Executor</text:span></text:p>
          <text:p text:style-name="P1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1" draw:layer="layout" svg:width="5.398cm" svg:height="1.805cm" svg:x="7.667cm" svg:y="1.69cm">
          <text:p text:style-name="P1"><text:span text:style-name="T2">Java</text:span></text:p>
          <text:p text:style-name="P1"><text:span text:style-name="T2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id="id3" draw:layer="layout" svg:width="12.6cm" svg:height="2.54cm" svg:x="4.225cm" svg:y="10.31cm">
          <text:p text:style-name="P1"><text:span text:style-name="T3">Java Virtual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4" draw:layer="layout" svg:width="12.717cm" svg:height="1.905cm" svg:x="4.158cm" svg:y="14.77cm">
          <text:p text:style-name="P1"><text:span text:style-name="T4">NPT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5" draw:layer="layout" svg:width="12.7cm" svg:height="1.905cm" svg:x="4.175cm" svg:y="17.945cm">
          <text:p text:style-name="P1"><text:span text:style-name="T4">Operating System /</text:span></text:p>
          <text:p text:style-name="P1"><text:span text:style-name="T4"><text:s/></text:span><text:span text:style-name="T4">Kernel 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id="id6" draw:layer="layout" svg:width="12.315cm" svg:height="1.905cm" svg:x="4.36cm" svg:y="21.29cm">
          <text:p text:style-name="P1"><text:span text:style-name="T5">Multicore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0.366cm" svg:y1="3.495cm" svg:x2="10.407cm" svg:y2="4.81cm" draw:start-shape="id1" draw:start-glue-point="6" draw:end-shape="id2" draw:end-glue-point="0" svg:d="m10366 3495 41 1315">
          <text:p/>
        </draw:connector>
        <draw:connector draw:style-name="gr9" draw:text-style-name="P1" draw:layer="layout" svg:x1="10.525cm" svg:y1="12.85cm" svg:x2="10.516cm" svg:y2="14.77cm" draw:start-shape="id3" draw:start-glue-point="2" draw:end-shape="id4" svg:d="m10525 12850v986h-9v934">
          <text:p/>
        </draw:connector>
        <draw:connector draw:style-name="gr10" draw:text-style-name="P1" draw:layer="layout" svg:x1="10.525cm" svg:y1="17.945cm" svg:x2="10.516cm" svg:y2="16.675cm" draw:start-shape="id5" draw:end-shape="id4" draw:end-glue-point="2" svg:d="m10525 17945v-610h-9v-660">
          <text:p/>
        </draw:connector>
        <draw:connector draw:style-name="gr9" draw:text-style-name="P1" draw:layer="layout" svg:x1="10.525cm" svg:y1="19.85cm" svg:x2="10.517cm" svg:y2="21.29cm" draw:start-shape="id5" draw:start-glue-point="2" draw:end-shape="id6" draw:end-glue-point="0" svg:d="m10525 19850v745h-8v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1" draw:display-name="Gradient 11" draw:style="linear" draw:start-color="#004a4a" draw:end-color="#33a3a3" draw:start-intensity="100%" draw:end-intensity="100%" draw:angle="0" draw:border="20%"/>
    <draw:gradient draw:name="Gradient_20_12" draw:display-name="Gradient 12" draw:style="linear" draw:start-color="#355e00" draw:end-color="#7da647" draw:start-intensity="100%" draw:end-intensity="100%" draw:angle="0" draw:border="20%"/>
    <draw:gradient draw:name="Gradient_20_13" draw:display-name="Gradient 13" draw:style="linear" draw:start-color="#ff420e" draw:end-color="#ffaa20" draw:start-intensity="100%" draw:end-intensity="100%" draw:angle="0" draw:border="20%"/>
    <draw:gradient draw:name="Gradient_20_14" draw:display-name="Gradient 14" draw:style="linear" draw:start-color="#b3b3b3" draw:end-color="#e6e6e6" draw:start-intensity="100%" draw:end-intensity="100%" draw:angle="0" draw:border="20%"/>
    <draw:gradient draw:name="Gradient_20_18" draw:display-name="Gradient 18" draw:style="linear" draw:start-color="#e6e6e6" draw:end-color="#cccccc" draw:start-intensity="100%" draw:end-intensity="100%" draw:angle="0" draw:border="20%"/>
    <draw:gradient draw:name="Gradient_20_21" draw:display-name="Gradient 21" draw:style="linear" draw:start-color="#b3b3b3" draw:end-color="#e6e6e6" draw:start-intensity="100%" draw:end-intensity="100%" draw:angle="0" draw:border="20%"/>
    <draw:gradient draw:name="Gradient_20_22" draw:display-name="Gradient 22" draw:style="linear" draw:start-color="#0084d1" draw:end-color="#4a687c" draw:start-intensity="100%" draw:end-intensity="100%" draw:angle="0" draw:border="20%"/>
    <draw:gradient draw:name="Gradient_20_23" draw:display-name="Gradient 23" draw:style="linear" draw:start-color="#5c8526" draw:end-color="#94bd5e" draw:start-intensity="100%" draw:end-intensity="100%" draw:angle="0" draw:border="2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4.6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0-12-22T13:07:04</meta:creation-date>
    <dc:date>2011-01-23T18:02:14</dc:date>
    <dc:creator>Behrooz Nobakht</dc:creator>
    <meta:editing-duration>PT01H16M50S</meta:editing-duration>
    <meta:editing-cycles>49</meta:editing-cycles>
    <meta:generator>OpenOffice.org/3.2$Linux OpenOffice.org_project/320m19$Build-9505</meta:generator>
    <meta:document-statistic meta:object-count="14"/>
  </office:meta>
</office:document-meta>
</file>